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100000241D6DC794B824416CB.png" manifest:media-type="image/png"/>
  <manifest:file-entry manifest:full-path="Pictures/10004B2500004F7A00003BA2FA8352B503147379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345cm" svg:height="15.265cm" svg:x="0cm" svg:y="0cm">
          <draw:image xlink:href="Pictures/10004B2500004F7A00003BA2FA8352B503147379.svg" xlink:type="simple" xlink:show="embed" xlink:actuate="onLoad" loext:mime-type="image/svg+xml">
            <text:p/>
          </draw:image>
          <draw:image xlink:href="Pictures/100002010000030100000241D6DC794B824416CB.png" xlink:type="simple" xlink:show="embed" xlink:actuate="onLoad" loext:mime-type="image/png"/>
        </draw:frame>
        <draw:frame draw:style-name="gr2" draw:text-style-name="P2" draw:layer="layout" svg:width="1.607cm" svg:height="0.85cm" svg:x="0.421cm" svg:y="7.1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79cm" svg:height="0.779cm" svg:x="10.122cm" svg:y="14.3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46cm" fo:page-height="15.2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6T14:40:22.275315189</dc:date>
    <meta:editing-duration>PT2M30S</meta:editing-duration>
    <meta:editing-cycles>2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a</mi>
        </mrow>
        <mo fence="true" stretchy="false">)</mo>
      </mrow>
    </mrow>
    <annotation encoding="StarMath 5.0">L(a)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